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officeooo:rsid="002056da" officeooo:paragraph-rsid="002056da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rsid="001e398a" officeooo:paragraph-rsid="001e398a"/>
    </style:style>
    <style:style style:name="P5" style:family="paragraph" style:parent-style-name="Standard">
      <style:text-properties fo:color="#000000" officeooo:rsid="001f4acd" officeooo:paragraph-rsid="001f4acd"/>
    </style:style>
    <style:style style:name="P6" style:family="paragraph" style:parent-style-name="Standard">
      <style:text-properties fo:color="#000000" officeooo:rsid="001fe45e" officeooo:paragraph-rsid="001fe45e"/>
    </style:style>
    <style:style style:name="P7" style:family="paragraph" style:parent-style-name="Standard">
      <style:text-properties fo:color="#000000" officeooo:rsid="002056da" officeooo:paragraph-rsid="002056da"/>
    </style:style>
    <style:style style:name="P8" style:family="paragraph" style:parent-style-name="Standard">
      <style:text-properties fo:color="#000000" officeooo:rsid="002f2885" officeooo:paragraph-rsid="002f2885"/>
    </style:style>
    <style:style style:name="P9" style:family="paragraph" style:parent-style-name="Standard">
      <style:text-properties fo:color="#000000" officeooo:rsid="00318b34" officeooo:paragraph-rsid="00318b34"/>
    </style:style>
    <style:style style:name="P10" style:family="paragraph" style:parent-style-name="Standard">
      <style:text-properties fo:color="#000000" officeooo:rsid="003620da" officeooo:paragraph-rsid="003620da"/>
    </style:style>
    <style:style style:name="P11" style:family="paragraph" style:parent-style-name="Standard">
      <style:text-properties fo:color="#000000" officeooo:rsid="003a0ce1" officeooo:paragraph-rsid="003a0ce1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ice 和 device driver是linux驅動開發的基本概念, linux kernel的思路很簡單: 驅動開發,就是要開發指定的軟體(driver) 以驅動指定的設備, 所以kernel就為<text:span text:style-name="T1">設備</text:span>和<text:span text:style-name="T1">驅動他的driver</text:span>定義了兩個數據結構, 分別是<text:span text:style-name="T1">device</text:span>和<text:span text:style-name="T1">device_driver. </text:span><text:span text:style-name="T2">本文範圍將會圍繞這兩個數據結構, 介紹linux設備模型的核心邏輯, 包括:</text:span></text:p>
      <text:p text:style-name="P3"/>
      <text:p text:style-name="Standard"><text:span text:style-name="T2">- </text:span><text:span text:style-name="T4">設備</text:span><text:span text:style-name="T2">和</text:span><text:span text:style-name="T4">設備驅動</text:span><text:span text:style-name="T2">在kernel中的抽象,使用和維護.</text:span></text:p>
      <text:p text:style-name="Standard"><text:span text:style-name="T2">- </text:span><text:span text:style-name="T4">設備</text:span><text:span text:style-name="T2">和</text:span><text:span text:style-name="T4">設備驅動</text:span><text:span text:style-name="T2">的註冊,加載,初始化原理.</text:span></text:p>
      <text:p text:style-name="P3">- 設備模型在實際驅動開發過程中的使用方法.</text:p>
      <text:p text:style-name="P3"/>
      <text:p text:style-name="P3">note: 介紹 device和device_driver過程中, 會遇到很多額外的知識, 如class, bus, dma,電源管理...等等, 這些知識點都很複雜, 任何一個都可以作爲一個單獨的專題闡述.</text:p>
      <text:p text:style-name="P3"/>
      <text:p text:style-name="P3"/>
      <text:p text:style-name="P3">//===== struct device 和 struct device_driver =====</text:p>
      <text:p text:style-name="P3"/>
      <text:p text:style-name="P3">閱讀linux內核源碼時, 通過核心數據結構, 及可理解某個模塊60%以上的邏輯, 設備模型部分尤為明顯.</text:p>
      <text:p text:style-name="P3">在include/linux/device.h中, linux內核定義了設備模型中最重要的兩個數據結構, struct device和struct device_driver.</text:p>
      <text:p text:style-name="P3"/>
      <text:p text:style-name="P3"/>
      <text:p text:style-name="Standard"><text:span text:style-name="T3">struct device</text:span><text:span text:style-name="T2">結構很複雜,這裏將會選擇一些對理解設備模型非常關鍵的字段進行說明</text:span></text:p>
      <text:p text:style-name="P3"/>
      <text:p text:style-name="P3">parent: 該設備的父設備, 一般是該設備所屬的bus, controller...等設備.</text:p>
      <text:p text:style-name="P3">p:一個用於struct device的私有數據結構指標, 該指標中會保存子設備的鏈表, 用於添加到bus/driver/parent等設備中的鏈表頭...等等.</text:p>
      <text:p text:style-name="P3"/>
      <text:p text:style-name="P3">kobj: 該數據結構對應的struct kobject</text:p>
      <text:p text:style-name="P3"/>
      <text:p text:style-name="P3">init_name: 該設備的名稱 (設備模型中, 名稱是一個非常重要的變數, 任何註冊到kernel中的設備,都必須有一個合法的名稱, 可以在初始化時給出, 也可以由kernel根據 bus_name + device_id的方式創造)</text:p>
      <text:p text:style-name="P3"/>
      <text:p text:style-name="Standard"><text:span text:style-name="T2">type: </text:span><text:span text:style-name="T4">struct device_type結構是新版本的kernel新引入的一個結構, 他和struct device關係,非常類似 struct kobj_type和 struct kobject之間的關係</text:span></text:p>
      <text:p text:style-name="P3"/>
      <text:p text:style-name="P3">bus: 該device屬於那個總線</text:p>
      <text:p text:style-name="P3"/>
      <text:p text:style-name="P3">driver: 該device對應的device driver.</text:p>
      <text:p text:style-name="P3"/>
      <text:p text:style-name="P3">platform_data: 一個指標, 用於保存具體的平臺相關數據. 具體的driver模塊,可以將一些私有的數據暫存於此, 需要的時候, 在拿出來, 因此設備模型並不關心該指標的實際含義.</text:p>
      <text:p text:style-name="P3"/>
      <text:p text:style-name="P3">power,pm_domain: 電源管理相關的邏輯</text:p>
      <text:p text:style-name="P3"/>
      <text:p text:style-name="P3">pins: “PINCTRL”功能</text:p>
      <text:p text:style-name="P3"/>
      <text:p text:style-name="P3">numa_donw: “NUMA”功能</text:p>
      <text:p text:style-name="P3"><text:soft-page-break/>dma_mask~archdata: DMA相關的功能</text:p>
      <text:p text:style-name="P3"/>
      <text:p text:style-name="Standard"><text:span text:style-name="T2">devt: dev_t是一個32為的整數,他由兩個部分(Major和Minor)組成, 在需要以設備節點的形式(char device和block device)向用戶空間(user space)提供接口的設備中, 當作</text:span><text:span text:style-name="T4">設備號</text:span><text:span text:style-name="T2">使用. <text:s/>在這裏, 該變量主要用於在sys文件系統中,為每個具有</text:span><text:span text:style-name="T4">設備號</text:span><text:span text:style-name="T2">的device, 創建/sys/dev/* 下的對應目錄, 如下:</text:span></text:p>
      <text:p text:style-name="P4"/>
      <text:p text:style-name="P4">root@android:/storage/sdcard0 #ls /sys/dev/char/1\: <text:s text:c="68"/></text:p>
      <text:p text:style-name="P4">1:1/ <text:s/>1:11/ 1:13/ 1:14/ 1:2/ <text:s/>1:3/ <text:s/>1:5/ <text:s/>1:7/ <text:s/>1:8/ <text:s/>1:9/ </text:p>
      <text:p text:style-name="P4">root@android:/storage/sdcard0 #ls /sys/dev/char/1:1 <text:s text:c="67"/></text:p>
      <text:p text:style-name="P4">1:1/ <text:s/>1:11/ 1:13/ 1:14/</text:p>
      <text:p text:style-name="P4">root@android:/storage/sdcard0 # ls /sys/dev/char/1\:1 </text:p>
      <text:p text:style-name="P4">/sys/dev/char/1:1 <text:s text:c="2"/></text:p>
      <text:p text:style-name="Standard"/>
      <text:p text:style-name="P3">class: 該設備屬於哪個class</text:p>
      <text:p text:style-name="P3">group:該設備默視attribute集合,將會在設備註冊時自動在sysfs中創建對應文件</text:p>
      <text:p text:style-name="P1">路徑 /sys/fs 和/sys/dev 差異....???</text:p>
      <text:p text:style-name="P1"/>
      <text:p text:style-name="P5">struct device {</text:p>
      <text:p text:style-name="P5"><text:s text:c="8"/>struct device <text:s text:c="10"/><text:tab/>*parent;</text:p>
      <text:p text:style-name="P5"><text:s text:c="8"/>struct device_private <text:s text:c="2"/><text:tab/>*p;</text:p>
      <text:p text:style-name="P5"><text:s text:c="8"/>struct kobject <text:tab/><text:tab/>kobj;</text:p>
      <text:p text:style-name="P5"><text:s text:c="8"/>const char <text:s text:c="13"/><text:tab/>*init_name; /* initial name of the device */</text:p>
      <text:p text:style-name="P5"><text:s text:c="8"/>const struct device_type *type;</text:p>
      <text:p text:style-name="P5"/>
      <text:p text:style-name="P5"><text:s text:c="8"/>struct mutex <text:s text:c="11"/>mutex; <text:s/>/* mutex to synchronize calls to</text:p>
      <text:p text:style-name="P5"><text:s text:c="41"/><text:tab/><text:tab/>* its driver.</text:p>
      <text:p text:style-name="P5"><text:s text:c="41"/><text:tab/><text:tab/>*/</text:p>
      <text:p text:style-name="P5"/>
      <text:p text:style-name="P5"><text:s text:c="8"/>struct bus_type *bus; <text:s text:c="10"/>/* type of bus device is on */</text:p>
      <text:p text:style-name="P5"><text:s text:c="8"/>struct device_driver *driver; <text:s text:c="2"/>/* which driver has allocated this</text:p>
      <text:p text:style-name="P5"><text:s text:c="43"/>device */</text:p>
      <text:p text:style-name="P5"><text:s text:c="8"/>void <text:s text:c="11"/>*platform_data; /* Platform specific data, device</text:p>
      <text:p text:style-name="P5"><text:s text:c="43"/>core doesn't touch it */</text:p>
      <text:p text:style-name="P5"><text:s text:c="8"/>struct dev_pm_info <text:s text:c="5"/>power;</text:p>
      <text:p text:style-name="P5"><text:s text:c="8"/>struct dev_pm_domain <text:s text:c="3"/>*pm_domain;</text:p>
      <text:p text:style-name="P5"/>
      <text:p text:style-name="P5">#ifdef CONFIG_NUMA</text:p>
      <text:p text:style-name="P5"><text:s text:c="8"/>int <text:s text:c="12"/>numa_node; <text:s text:c="5"/>/* NUMA node this device is close to */</text:p>
      <text:p text:style-name="P5">#endif</text:p>
      <text:p text:style-name="P5"><text:s text:c="8"/>u64 <text:s text:c="12"/>*dma_mask; <text:s text:c="5"/>/* dma mask (if dma'able device) */</text:p>
      <text:p text:style-name="P5"><text:s text:c="8"/>u64 <text:s text:c="12"/>coherent_dma_mask;/* Like dma_mask, but for</text:p>
      <text:p text:style-name="P5"><text:s text:c="45"/>alloc_coherent mappings as</text:p>
      <text:p text:style-name="P5"><text:s text:c="45"/>not all hardware supports</text:p>
      <text:p text:style-name="P5"><text:s text:c="45"/>64 bit addresses for consistent</text:p>
      <text:p text:style-name="P5"><text:s text:c="45"/>allocations such descriptors. */</text:p>
      <text:p text:style-name="P5"/>
      <text:p text:style-name="P5"><text:s text:c="8"/>struct device_dma_parameters *dma_parms;</text:p>
      <text:p text:style-name="P5"/>
      <text:p text:style-name="P5"><text:soft-page-break/><text:s text:c="8"/>struct list_head <text:s text:c="7"/>dma_pools; <text:s text:c="5"/>/* dma pools (if dma'ble) */</text:p>
      <text:p text:style-name="P5"/>
      <text:p text:style-name="P5"><text:s text:c="8"/>struct dma_coherent_mem *dma_mem; /* internal for coherent mem</text:p>
      <text:p text:style-name="P5"><text:s text:c="45"/>override */</text:p>
      <text:p text:style-name="P5">#ifdef CONFIG_CMA</text:p>
      <text:p text:style-name="P5"><text:s text:c="8"/>struct cma *cma_area; <text:s text:c="10"/>/* contiguous memory area for dma</text:p>
      <text:p text:style-name="P5"><text:s text:c="43"/>allocations */</text:p>
      <text:p text:style-name="P5">#endif</text:p>
      <text:p text:style-name="P5"><text:s text:c="8"/>/* arch specific additions */</text:p>
      <text:p text:style-name="P5"><text:s text:c="8"/>struct dev_archdata <text:s text:c="4"/>archdata;</text:p>
      <text:p text:style-name="P5"/>
      <text:p text:style-name="P5"><text:s text:c="8"/>struct device_node <text:s text:c="5"/>*of_node; /* associated device tree node */</text:p>
      <text:p text:style-name="P5"><text:s text:c="8"/>struct acpi_dev_node <text:s text:c="3"/>acpi_node; /* associated ACPI device node */</text:p>
      <text:p text:style-name="P5"/>
      <text:p text:style-name="P5"><text:s text:c="8"/>dev_t <text:s text:c="18"/>devt; <text:s text:c="2"/>/* dev_t, creates the sysfs "dev" */</text:p>
      <text:p text:style-name="P5"><text:s text:c="8"/>u32 <text:s text:c="20"/>id; <text:s text:c="4"/>/* device instance */</text:p>
      <text:p text:style-name="P5"/>
      <text:p text:style-name="P5"><text:s text:c="8"/>spinlock_t <text:s text:c="13"/>devres_lock;</text:p>
      <text:p text:style-name="P5"><text:s text:c="8"/>struct list_head <text:s text:c="7"/>devres_head;</text:p>
      <text:p text:style-name="P5"/>
      <text:p text:style-name="P5"><text:s text:c="8"/>struct klist_node <text:s text:c="6"/>knode_class;</text:p>
      <text:p text:style-name="P5"><text:s text:c="8"/>struct class <text:s text:c="11"/>*class;</text:p>
      <text:p text:style-name="P5"><text:s text:c="8"/>const struct attribute_group **groups; <text:s/>/* optional groups */</text:p>
      <text:p text:style-name="P5"/>
      <text:p text:style-name="P5"><text:s text:c="8"/>void <text:s text:c="3"/>(*release)(struct device *dev);</text:p>
      <text:p text:style-name="P5"><text:s text:c="8"/>struct iommu_group <text:s text:c="5"/>*iommu_group;</text:p>
      <text:p text:style-name="P3">};</text:p>
      <text:p text:style-name="P3"/>
      <text:p text:style-name="Standard"><text:span text:style-name="T3">struct device_driver</text:span><text:span text:style-name="T2">:</text:span></text:p>
      <text:p text:style-name="P3"/>
      <text:p text:style-name="P3">device_driver就簡單多了(在早期的內核版本中driver的數據結構爲struct driver, 之後改為device_driver)</text:p>
      <text:p text:style-name="P3">name:該driver的名稱, 和device結構一樣, 此名稱非常重要</text:p>
      <text:p text:style-name="P3">bus: 該driver所驅動設備的設備總線,為何driver需要紀錄總線設備的指針呢? 因為內核要保證在driver運行前, 設備所依賴的總線能夠正確初始化.</text:p>
      <text:p text:style-name="P3">owner, mod_name: 內核module相關的變量</text:p>
      <text:p text:style-name="P3">suppress_bind_attrs: <text:s/>是不在sysfs中後啟用bind和unbind attribute, 如下:</text:p>
      <text:p text:style-name="P6">root@android:/storage/sdcard0 # ls /sys/bus/platform/drivers/switch-gpio/ <text:s/></text:p>
      <text:p text:style-name="P6">bind <text:s text:c="2"/>uevent unbind </text:p>
      <text:p text:style-name="Standard"/>
      <text:p text:style-name="P3">在kernel中, bind/unbind是從用戶空間手動的為driver綁定/解綁定指定的設備的機制, 這種機制是在bus.c中完成的</text:p>
      <text:p text:style-name="Standard"><text:span text:style-name="T2">probe,remove: 這兩個接口函數用於實現driver邏輯的開始和結束, driver是一段軟件code, 因此會有開始和結束兩個代碼邏輯; 就像PC程序, 會有一個main函數, main函數的開始就是開始, return的地方就是結束. 而內核driver卻有其特殊性: </text:span><text:span text:style-name="T1">在設備模型的結構下, 只有driver和device同時存在時, 才需要開始執行driver的程式碼</text:span><text:span text:style-name="T2">. 這也是probe和remove兩個接口名稱的由來:檢測到了設備和移除了設備(熱插拔)</text:span></text:p>
      <text:p text:style-name="P3"/>
      <text:p text:style-name="P3">shutdown, suspend,resume,pm: 接屬於電源管理相關的內容, 會在電源管理專題中詳細說明.</text:p>
      <text:p text:style-name="P3"><text:soft-page-break/>groups: 和struct device結構中的同名變數類似, driver可以定義一些默識的attribute, 這樣在將driver註冊到內核中時, 內核設備模型部分的代碼(driver/base/driver.c)會自動將這些attribute添加到sysfs中.</text:p>
      <text:p text:style-name="P3">p: driver core的私有數據指標, 其他模塊不能訪問.</text:p>
      <text:p text:style-name="P3"/>
      <text:p text:style-name="P7">struct device_driver {</text:p>
      <text:p text:style-name="P7"><text:s text:c="8"/>const char <text:s text:c="13"/>*name;</text:p>
      <text:p text:style-name="P7"><text:s text:c="8"/>struct bus_type <text:s text:c="8"/>*bus;</text:p>
      <text:p text:style-name="P7"/>
      <text:p text:style-name="P7"><text:s text:c="8"/>struct module <text:s text:c="10"/>*owner;</text:p>
      <text:p text:style-name="P7"><text:s text:c="8"/>const char <text:s text:c="13"/>*mod_name; <text:s text:c="5"/>/* used for built-in modules */</text:p>
      <text:p text:style-name="P7"/>
      <text:p text:style-name="P7"><text:s text:c="8"/>bool suppress_bind_attrs; <text:s text:c="6"/>/* disables bind/unbind via sysfs */</text:p>
      <text:p text:style-name="P7"/>
      <text:p text:style-name="P7"><text:s text:c="8"/>const struct of_device_id <text:s text:c="6"/>*of_match_table;</text:p>
      <text:p text:style-name="P7"><text:s text:c="8"/>const struct acpi_device_id <text:s text:c="4"/>*acpi_match_table;</text:p>
      <text:p text:style-name="P7"/>
      <text:p text:style-name="P7"><text:s text:c="8"/>int (*probe) (struct device *dev);</text:p>
      <text:p text:style-name="P7"><text:s text:c="8"/>int (*remove) (struct device *dev);</text:p>
      <text:p text:style-name="P7"><text:s text:c="8"/>void (*shutdown) (struct device *dev);</text:p>
      <text:p text:style-name="P7"><text:s text:c="8"/>int (*suspend) (struct device *dev, pm_message_t state);</text:p>
      <text:p text:style-name="P7"><text:s text:c="8"/>int (*resume) (struct device *dev);</text:p>
      <text:p text:style-name="P7"><text:s text:c="8"/>const struct attribute_group **groups;</text:p>
      <text:p text:style-name="P7"/>
      <text:p text:style-name="P7"><text:s text:c="8"/>const struct dev_pm_ops *pm;</text:p>
      <text:p text:style-name="P7"/>
      <text:p text:style-name="P7"><text:s text:c="8"/>struct driver_private *p;</text:p>
      <text:p text:style-name="P7">};</text:p>
      <text:p text:style-name="P7"/>
      <text:p text:style-name="P7">//======= 設備模型框架下驅動開發的基本步驟 =====</text:p>
      <text:p text:style-name="P7"/>
      <text:p text:style-name="P7">在設備模型框架下, 設備驅動的開發是一件很簡單的事情, 主要包括2個步驟:</text:p>
      <text:p text:style-name="P7">--- 分配一個struct device類型的變數, 填充必要信息後, 把它註冊到內核中</text:p>
      <text:p text:style-name="P7">--- 分配一個struct device_driver類型的變數, 填充必要的信息後,把它註冊到內核中</text:p>
      <text:p text:style-name="P7"/>
      <text:p text:style-name="P7">這兩個步驟完成後,內核會在合適的時機, 調用struct device_driver變數中的probe,remove, suspend,resume等回調函數, 從而觸發或終結設備驅動的執行, 而所有的驅動程序邏輯,都會由這些回調函數實現, 此時, 驅動開發者眼中不在有”設備模型”,轉而指關心驅動本身的實現.</text:p>
      <text:p text:style-name="P7"/>
      <text:p text:style-name="P7">補充:</text:p>
      <text:p text:style-name="P2"><text:span text:style-name="T2">1. 一般情況下,linux驅動開發很少直接使用device和device_driver, 因為</text:span><text:span text:style-name="T1">內核在它們之上又封裝了一層, 如soc device, platform device...等等</text:span><text:span text:style-name="T2">, 而這些層次提供的接口更爲簡單, 易用.</text:span></text:p>
      <text:p text:style-name="P7"/>
      <text:p text:style-name="P7">2.內核提供很多struct device結構的操作接口(可參考 include/linux/device.h和 drivers/base/core.c), 主要包括初始化(device_initialize),註冊到內核(device_register),分配除存空間+初始化+註冊到內核(device_create)等等,可以根據需要使用.</text:p>
      <text:p text:style-name="P7"/>
      <text:p text:style-name="P2"><text:soft-page-break/><text:span text:style-name="T2">3.device和device_driver必須具有相同的名稱,內核才能完成匹配操作, 進而調用device_driver中的相應接口. </text:span><text:span text:style-name="T1">這裏的同名,作用範圍是同一個bus下的所有device和device_driver.</text:span></text:p>
      <text:p text:style-name="P7"/>
      <text:p text:style-name="P2"><text:span text:style-name="T2">4. device和device_driver必須</text:span><text:span text:style-name="T1">掛載在一個bus之下, 該bus是可以實際存在的, 也可以是虛擬的</text:span><text:span text:style-name="T2">.</text:span></text:p>
      <text:p text:style-name="P7"/>
      <text:p text:style-name="P7">5. driver開發者可以在struct device變數中,保存描述設備特徵的信息, 如尋址空間,依賴的GPIOs...等,因為device指標會在執行probe...等接口時傳入, 這時driver就可以根據這些信息,執行相應的邏輯操作.</text:p>
      <text:p text:style-name="P7"/>
      <text:p text:style-name="P7"/>
      <text:p text:style-name="P7">//====== 設備驅動 probe的時機 ===== insmod??</text:p>
      <text:p text:style-name="P7"/>
      <text:p text:style-name="P7">所謂”probe”, 是指在linux內核中, 如果存在相同名稱的device和device_driver,內核就會執行device_driver中的probe回調函數(callback function), 而該函數就是所有driver的入口,可以執行諸如硬件設備初始化, <text:s/>character device註冊, 設備文件操作ops註冊...等動作.(remove是他的反操作,發生在device或者device_driver任何一方從內核註銷時,其原理類似)</text:p>
      <text:p text:style-name="P7"/>
      <text:p text:style-name="P7">設備驅動prove的時機有如下幾種(自動觸發 和 手動觸發):</text:p>
      <text:p text:style-name="P7">--- 將struct device類型的變量註冊到內核中時自動觸發</text:p>
      <text:p text:style-name="P7">(device_register, device_add, device_create_vargs, device_create)</text:p>
      <text:p text:style-name="P7">--- 將struct device_driver類型的變量註冊到內核中時自動觸發(driver_register)</text:p>
      <text:p text:style-name="P7">--- 手動查找同一bus下的所有device_driver, 如果有和指定device同名的driver, 執行probe操作(device_attach)</text:p>
      <text:p text:style-name="P7">--- 手動查找同一bus下的所有device, 如果有和指定driver同名的device, 執行probe操作(driver_attach)</text:p>
      <text:p text:style-name="P7">--- 自行調用driver的probe接口,並在該接口中將該driver綁定到某個device結構中; 即設置dev-&gt;driver(device_bind_driver)</text:p>
      <text:p text:style-name="P7"/>
      <text:p text:style-name="P7"/>
      <text:p text:style-name="P7">note: probe動作實際是由bus模塊實現的, device和device_driver都是掛載在bus上, 因此只有bus最清楚該為哪些device, 哪些driver配對.</text:p>
      <text:p text:style-name="P7"/>
      <text:p text:style-name="P7">note: <text:span text:style-name="T1">每個bus都有一個drivers_autoprobe變量, 用於控制是否在device或者driver註冊,自動probe</text:span>. 該變量默識爲1(即自動probe), bus模塊將他放到sysfs中, 因而可在用戶空間修改. 進而控制probe行為</text:p>
      <text:p text:style-name="P7"/>
      <text:p text:style-name="P7"/>
      <text:p text:style-name="P7"/>
      <text:p text:style-name="P7"/>
      <text:p text:style-name="P7">//======= device_attribute和driver_attribute =====</text:p>
      <text:p text:style-name="P7"/>
      <text:p text:style-name="P7">在linux設備模型_sysfs中, 有提到,大多數時候, attribute文件的讀寫數據流爲:</text:p>
      <text:p text:style-name="P7">vfs---&gt;sysfs---&gt;kobject---&gt;attribute---&gt;kobj_type---&gt;sysfs_ops---&gt;xxx_attribute, 其中kobj_type,sysfs_ops和 xxx_attribute都是由包含<text:span text:style-name="T1">kobject的上層數據結構實現</text:span></text:p>
      <text:p text:style-name="P7"/>
      <text:p text:style-name="P7">linux內核中關於該內容的例證到處都是, device也不例外的提供了這種例子, 如下:</text:p>
      <text:p text:style-name="P8">static ssize_t dev_attr_show(struct kobject *kobj, struct attribute *attr,</text:p>
      <text:p text:style-name="P8"><text:s text:c="29"/>char *buf)</text:p>
      <text:p text:style-name="P8">{</text:p>
      <text:p text:style-name="P8"><text:soft-page-break/><text:s text:c="8"/>struct device_attribute *dev_attr = to_dev_attr(attr);</text:p>
      <text:p text:style-name="P8"><text:s text:c="8"/>struct device *dev = kobj_to_dev(kobj);</text:p>
      <text:p text:style-name="P8"><text:s text:c="8"/>ssize_t ret = -EIO;</text:p>
      <text:p text:style-name="P8"/>
      <text:p text:style-name="P8"><text:s text:c="8"/>if (dev_attr-&gt;show)</text:p>
      <text:p text:style-name="P8"><text:s text:c="16"/>ret = dev_attr-&gt;show(dev, dev_attr, buf);</text:p>
      <text:p text:style-name="P8"><text:s text:c="8"/>if (ret &gt;= (ssize_t)PAGE_SIZE) {</text:p>
      <text:p text:style-name="P8"><text:s text:c="16"/>print_symbol("dev_attr_show: %s returned bad count\n",</text:p>
      <text:p text:style-name="P8"><text:s text:c="32"/>(unsigned long)dev_attr-&gt;show);</text:p>
      <text:p text:style-name="P8"><text:s text:c="8"/>}</text:p>
      <text:p text:style-name="P8"><text:s text:c="8"/>return ret;</text:p>
      <text:p text:style-name="P8">}</text:p>
      <text:p text:style-name="P8"/>
      <text:p text:style-name="P8">static ssize_t dev_attr_store(struct kobject *kobj, struct attribute *attr,</text:p>
      <text:p text:style-name="P8"><text:s text:c="30"/>const char *buf, size_t count)</text:p>
      <text:p text:style-name="P8">{</text:p>
      <text:p text:style-name="P8"><text:s text:c="8"/>struct device_attribute *dev_attr = to_dev_attr(attr);</text:p>
      <text:p text:style-name="P8"><text:s text:c="8"/>struct device *dev = kobj_to_dev(kobj);</text:p>
      <text:p text:style-name="P8"><text:s text:c="8"/>ssize_t ret = -EIO;</text:p>
      <text:p text:style-name="P8"/>
      <text:p text:style-name="P8"><text:s text:c="8"/>if (dev_attr-&gt;store)</text:p>
      <text:p text:style-name="P8"><text:s text:c="16"/>ret = dev_attr-&gt;store(dev, dev_attr, buf, count);</text:p>
      <text:p text:style-name="P8"><text:s text:c="8"/>return ret;</text:p>
      <text:p text:style-name="P8">}</text:p>
      <text:p text:style-name="P8">static const struct sysfs_ops dev_sysfs_ops = {</text:p>
      <text:p text:style-name="P8"><text:s text:c="8"/>.show <text:s text:c="2"/>= dev_attr_show,</text:p>
      <text:p text:style-name="P8"><text:s text:c="8"/>.store <text:s/>= dev_attr_store,</text:p>
      <text:p text:style-name="P8">};</text:p>
      <text:p text:style-name="P7"/>
      <text:p text:style-name="P8">static struct kobj_type device_ktype = {</text:p>
      <text:p text:style-name="P8"><text:s text:c="8"/>.release <text:s text:c="7"/>= device_release,</text:p>
      <text:p text:style-name="P8"><text:s text:c="8"/>.sysfs_ops <text:s text:c="5"/>= &amp;dev_sysfs_ops,</text:p>
      <text:p text:style-name="P8"><text:s text:c="8"/>.namespace <text:s text:c="5"/>= device_namespace,</text:p>
      <text:p text:style-name="P8">};</text:p>
      <text:p text:style-name="P7"/>
      <text:p text:style-name="P7">/*include/linux/device.h*/</text:p>
      <text:p text:style-name="P8">struct device_attribute {</text:p>
      <text:p text:style-name="P8"><text:s text:c="8"/>struct attribute <text:s text:c="7"/>attr;</text:p>
      <text:p text:style-name="P8"><text:s text:c="8"/>ssize_t (*show)(struct device *dev, struct device_attribute *attr,</text:p>
      <text:p text:style-name="P8"><text:s text:c="24"/>char *buf);</text:p>
      <text:p text:style-name="P8"><text:s text:c="8"/>ssize_t (*store)(struct device *dev, struct device_attribute *attr,</text:p>
      <text:p text:style-name="P8"><text:s text:c="25"/>const char *buf, size_t count);</text:p>
      <text:p text:style-name="P8">};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driver的attribute其數據流爲:</text:p>
      <text:p text:style-name="P7">vfs---&gt; sysfs---&gt; kobject---&gt;attribute---&gt;driver_attribute, 如下:</text:p>
      <text:p text:style-name="P7"/>
      <text:p text:style-name="P7">/* include/linux/device.h* /</text:p>
      <text:p text:style-name="P8">struct driver_attribute {</text:p>
      <text:p text:style-name="P8"><text:s text:c="8"/>struct attribute attr;</text:p>
      <text:p text:style-name="P8"><text:s text:c="8"/>ssize_t (*show)(struct device_driver *driver, char *buf);</text:p>
      <text:p text:style-name="P8"><text:s text:c="8"/>ssize_t (*store)(struct device_driver *driver, const char *buf,</text:p>
      <text:p text:style-name="P8"><text:s text:c="25"/>size_t count);</text:p>
      <text:p text:style-name="P8">};</text:p>
      <text:p text:style-name="P8"/>
      <text:p text:style-name="P11">#define DRIVER_ATTR(_name, _mode, _show, _store) <text:s text:c="7"/>\</text:p>
      <text:p text:style-name="P11">struct driver_attribute driver_attr_##_name = <text:s text:c="10"/>\</text:p>
      <text:p text:style-name="P11"><text:s text:c="8"/>__ATTR(_name, _mode, _show, _store)</text:p>
      <text:p text:style-name="P8"/>
      <text:p text:style-name="P8">//====== <text:s/>device_type =====</text:p>
      <text:p text:style-name="P8"/>
      <text:p text:style-name="P8">device_type是內嵌在struct device結構中的一個數據結構,<text:span text:style-name="T4">用於指明設備類型</text:span>, 並提供一些額外的輔助功能. 他的形式如下:</text:p>
      <text:p text:style-name="P8">/* include/linux/device.h */</text:p>
      <text:p text:style-name="P9">struct device_type {</text:p>
      <text:p text:style-name="P9"><text:s text:c="8"/>const char *name;</text:p>
      <text:p text:style-name="P9"><text:s text:c="8"/>const struct attribute_group **groups;</text:p>
      <text:p text:style-name="P9"><text:s text:c="8"/>int (*uevent)(struct device *dev, struct kobj_uevent_env *env);</text:p>
      <text:p text:style-name="P9"><text:s text:c="8"/>char *(*devnode)(struct device *dev, umode_t *mode);</text:p>
      <text:p text:style-name="P9"><text:s text:c="8"/>void (*release)(struct device *dev);</text:p>
      <text:p text:style-name="P9"/>
      <text:p text:style-name="P9"><text:s text:c="8"/>const struct dev_pm_ops *pm;</text:p>
      <text:p text:style-name="P9">};</text:p>
      <text:p text:style-name="P9"/>
      <text:p text:style-name="P9">name: 表示該類型的名稱, 當該類型的設備添加到內核時, 內核會發出DEVTYPE=name的類型uevent, 告知用戶空間(user space)某個類型的設備available</text:p>
      <text:p text:style-name="P9">groups:該類型設備的公共attribute集合, 設備註冊時,會同時註冊這些attribute, 這就是OO中繼承的觀念.</text:p>
      <text:p text:style-name="P9">uevent:所有相同類型的設備,會有一些共同的uevent需要發送,由該接口實現</text:p>
      <text:p text:style-name="P9">devnode, devtmpfs: </text:p>
      <text:p text:style-name="P9">release: 如果device結構沒有提供release接口, 就要查詢他所屬的type是否提供, 用於釋放device變量所佔用的空間.</text:p>
      <text:p text:style-name="P9"/>
      <text:p text:style-name="P9">//===== root device =====</text:p>
      <text:p text:style-name="P9">在 sysfs中有這樣一個目錄: /sys/devices, 系統中所有的設備, 都匯集在該目錄下. 有些設備是通過 device_register註冊到kernel並體現在 /sys/devices/xxx/下, 但<text:span text:style-name="T4">有時候我們僅僅需要在 /sys/devices/下註冊一個目錄, 該目錄不代表任何的實體設備, 這時可以使用下面的接口</text:span>:</text:p>
      <text:p text:style-name="P10"/>
      <text:p text:style-name="P10">/* include/linux/device.h*/</text:p>
      <text:p text:style-name="P10">/*</text:p>
      <text:p text:style-name="P10"><text:s/>* Root device objects for grouping under /sys/devices</text:p>
      <text:p text:style-name="P10"><text:s/>*/</text:p>
      <text:p text:style-name="P10"><text:soft-page-break/>extern struct device *__root_device_register(const char *name,</text:p>
      <text:p text:style-name="P10"><text:s text:c="45"/>struct module *owner);</text:p>
      <text:p text:style-name="P10"/>
      <text:p text:style-name="P10">/*</text:p>
      <text:p text:style-name="P10"><text:s/>* This is a macro to avoid include problems with THIS_MODULE,</text:p>
      <text:p text:style-name="P10"><text:s/>* just as per what is done for device_schedule_callback() above.</text:p>
      <text:p text:style-name="P10"><text:s/>*/</text:p>
      <text:p text:style-name="P10">#define root_device_register(name) \</text:p>
      <text:p text:style-name="P10"><text:s text:c="8"/>__root_device_register(name, THIS_MODULE)</text:p>
      <text:p text:style-name="P10"/>
      <text:p text:style-name="P10">extern void root_device_unregister(struct device *root);</text:p>
      <text:p text:style-name="P9"/>
      <text:p text:style-name="P9">該接口會調用device_register函數, 向內核中註冊一個設備,但是, 沒必要註冊與之對應的dri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8:58:09.378724362</meta:creation-date>
    <meta:generator>LibreOffice/5.1.6.2.0$Linux_X86_64 LibreOffice_project/10$Build-2</meta:generator>
    <dc:date>2020-01-26T23:16:12.377658985</dc:date>
    <meta:editing-duration>PT1H38M26S</meta:editing-duration>
    <meta:editing-cycles>22</meta:editing-cycles>
    <meta:document-statistic meta:table-count="0" meta:image-count="0" meta:object-count="0" meta:page-count="8" meta:paragraph-count="219" meta:word-count="3261" meta:character-count="11636" meta:non-whitespace-character-count="9092"/>
  </office:meta>
</office:document-meta>
</file>